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Liberation Sans" fo:font-size="18.2000007629395pt" fo:letter-spacing="normal" fo:font-style="normal" fo:font-weight="bold" style:font-name-asian="微软雅黑" style:font-size-asian="18.2000007629395pt" style:font-weight-asian="bold" style:font-name-complex="Noto Sans CJK SC Regular" style:font-size-complex="18.2000007629395pt" style:font-weight-complex="bold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Liberation Sans" fo:font-size="18.2000007629395pt" fo:letter-spacing="normal" fo:font-style="normal" fo:font-weight="bold" style:font-name-asian="微软雅黑" style:font-size-asian="18.2000007629395pt" style:font-weight-asian="bold" style:font-name-complex="Noto Sans CJK SC Regular" style:font-size-complex="18.2000007629395pt" style:font-weight-complex="bold" loext:padding="0cm" loext:border="none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270048"/>
    </style:style>
    <style:style style:name="T2" style:family="text">
      <style:text-properties officeooo:rsid="001365eb"/>
    </style:style>
    <style:style style:name="T3" style:family="text">
      <style:text-properties officeooo:rsid="0013c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inuous Adaptation via Meta-Learning in Nonstationary and Competitive Environments[OpenAI]</text:h>
      <text:p text:style-name="P3">→<text:tab/><text:span text:style-name="T2">Meta Learning<text:tab/>→ <text:s/></text:span></text:p>
      <text:p text:style-name="P1"><text:span text:style-name="T3">1. </text:span>Meta-learning with memory-augmented neural networks.</text:p>
      <text:p text:style-name="P1"><text:span text:style-name="T3">2. </text:span>Optimization as a model for few-shot learning.</text:p>
      <text:p text:style-name="P1"><text:span text:style-name="T3">3. </text:span>Model-agnostic meta-learning for fast adaptation of</text:p>
      <text:p text:style-name="P2">deep network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2:58.731640566</meta:creation-date>
    <dc:date>2018-04-25T19:39:54.631715572</dc:date>
    <meta:editing-duration>PT9H6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6" meta:character-count="283" meta:non-whitespace-character-count="251"/>
  </office:meta>
</office:document-meta>
</file>